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9 октября 2010. </text:p>
      <text:p text:style-name="P2">Небо тёмное. Ветра нет. Очень высокая влажность. Наблюдения в телескопы 200мм <text:span text:style-name="T2">C8-N </text:span>и 254мм Доб. Деревня Лох.</text:p>
      <text:p text:style-name="P1"/>
      <text:p text:style-name="P1">NGC 507 254<text:span text:style-name="T1">мм, 20мм. Тусклая. Небольшая. Округлая. Располагается недалеко от звезды </text:span>~<text:span text:style-name="T1">8</text:span>m.</text:p>
      <text:p text:style-name="P1"/>
      <text:p text:style-name="P1">NGC 383 200<text:span text:style-name="T1">мм, 8мм. Небольшая. Очень тусклая. Вытянутая. Небольшое поярчание к центру. Чуть ниже видны ещё две галактики: </text:span>NGC 380, NGC 379.</text:p>
      <text:p text:style-name="P1"/>
      <text:p text:style-name="P1">NGC 1042 <text:span text:style-name="T1">200мм, 13мм. Умеренно тусклая. Округлая. Маленькая. Небольшое поярчание к центру.</text:span></text:p>
      <text:p text:style-name="P1"><text:span text:style-name="T1"/></text:p>
      <text:p text:style-name="P1">NGC 1035 200<text:span text:style-name="T1">мм, 13мм. Вытянутая. Очень тусклая. Маленькая.</text:span></text:p>
      <text:p text:style-name="P1"><text:span text:style-name="T1"/></text:p>
      <text:p text:style-name="P1">NGC 1055 200<text:span text:style-name="T1">мм, 13мм. Умеренно тусклая. Овальная. Заметна конденсация к центру. Образует треугольник со звёздами </text:span>~7m.</text:p>
      <text:p text:style-name="P1"/>
      <text:p text:style-name="P1">NGC 1070 200<text:span text:style-name="T1">мм, 13мм. Тусклая. Маленькая. Округлая. Звездообразный центр. Рядом видна звезда </text:span>~11m.</text:p>
      <text:p text:style-name="P1"/>
      <text:p text:style-name="P2">Вуаль. Рыбачья сеть. 254мм. 25Мм. <text:span text:style-name="T2">UHC </text:span>фильтр. Туманности видны очень хорошо. Контрастно. Заметно большое количество деталей. Без фильтра видны хуже.</text:p>
      <text:p text:style-name="P2"/>
      <text:p text:style-name="P2">Туманность Калифорния. 254мм. 25мм. <text:span text:style-name="T2">UHC </text:span>фильтр. Тусклая. Хорошо заметна при покачивании телескоп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0-11T22:57:06.84</meta:creation-date>
    <dc:date>2010-10-11T23:09:03.48</dc:date>
    <meta:editing-duration>PT00H11M57S</meta:editing-duration>
    <meta:editing-cycles>3</meta:editing-cycles>
    <meta:generator>OpenOffice.org/3.1$Win32 OpenOffice.org_project/310m19$Build-9420</meta:generator>
    <meta:document-statistic meta:table-count="0" meta:image-count="0" meta:object-count="0" meta:page-count="1" meta:paragraph-count="10" meta:word-count="135" meta:character-count="960"/>
  </office:meta>
</office:document-meta>
</file>